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2b2b3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2b2b3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مُحَمَّدٖ 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bookmark-start text:name="__DdeLink__10334_3265577536"/><text:span text:style-name="T4">۰</text:span><text:span text:style-name="T1">لذِيــنَ كَفَرُواْ وَصَدُّواْ عَن سَبِيـلِ </text:span><text:span text:style-name="T4">۱</text:span><text:span text:style-name="T1">للَّهِ أَضَــلَّ أَعْمَـٰلَهُمْؐ </text:span><text:span text:style-name="T2">(1)</text:span><text:span text:style-name="T1"> وَالذِيــنَ ءَامَنُواْ وَعَمِلُواْ </text:span><text:span text:style-name="T4">۴</text:span><text:span text:style-name="T1">ڤصَّـٰڤِحَـٰــتِ وَءَامَنُواْ بِمَا نُزّۣلَ عَلَــيٰ مُحَمَّدٍ وَهُوَ </text:span><text:span text:style-name="T4">۰</text:span><text:span text:style-name="T1">لْحَقُّ مِن رَّبِّهِمْ كَفَّرَ عَنْهُمْ سَيِّـَٔاتِهِمْ وَأَصْلَحَ بَالَهُمْؐ </text:span><text:span text:style-name="T2">(2)</text:span><text:span text:style-name="T1"> ذَ؛لِــكَ بِأَنَّ </text:span><text:span text:style-name="T4">۰</text:span><text:span text:style-name="T1">لذِيــنَ كَفَرُواْ èتَّبَعُواْ </text:span><text:span text:style-name="T4">۴</text:span><text:span text:style-name="T1">لْبَـٰطِلَ وَأَنَّ </text:span><text:span text:style-name="T4">۰</text:span><text:span text:style-name="T1">لذِيــنَ ءَامَنُواْ èتَّبَعُواْ </text:span><text:span text:style-name="T4">۴</text:span><text:span text:style-name="T1">لْحَقَّ مِن رَّبِّهِمْؐ كَذَ؛لِــكَ يَضْرۣبُ </text:span><text:span text:style-name="T4">۴</text:span><text:span text:style-name="T1">للَّهُ لِلنَّاسسسِ أَمْثَـٰلَهُمْؐ </text:span><text:span text:style-name="T2">(3)</text:span><text:span text:style-name="T1"> فَإِذَا لَقِيتُمُ </text:span><text:span text:style-name="T4">۴</text:span><text:span text:style-name="T1">لذِيــنَ كَفَرُواْ فَضَرْبَ </text:span><text:span text:style-name="T4">۰</text:span><text:span text:style-name="T1">لرّۣقَابِؐ حَتَّيٰٓ إِذَآ أَثْخَنتُمُوهُمْ فَشُدُّواْ </text:span><text:span text:style-name="T4">۴</text:span><text:span text:style-name="T1">لْوَثَاقَؐ فَإِمَّا مَنّاَۢ بَعْدُ وَإِمَّا فِدَآءٗ حَتَّيٰ تَضَعَ </text:span><text:span text:style-name="T4">۰</text:span><text:span text:style-name="T1">لْحَرْبُ أَوْزَارَهَاؐ </text:span><text:span text:style-name="T2">(4)</text:span><text:span text:style-name="T1"> ذَ؛لِــكَ وَلَوْ يَشَآءُ </text:span><text:span text:style-name="T4">۴</text:span><text:span text:style-name="T1">للَّهُ لاَنتَصَرَ مِنْهُمْؐ وَچَكِن لِّـيَبْلُوَاْ بَعْضَكُم بِبَعْضٍؐ وَالذِيــنَ قَـٰتَلُواْ فِى سَبِيـلِ </text:span><text:span text:style-name="T4">۱</text:span><text:span text:style-name="T1">للَّهِ فَلَنْ يُّضِــلَّ أَعْمَـٰلَهُمْؐ </text:span><text:span text:style-name="T2">(5)</text:span><text:span text:style-name="T1"> سَيَهْدِيهِمْ وَيُصْلِحُ بَالَهُمْ </text:span><text:span text:style-name="T2">(6)</text:span><text:span text:style-name="T1"> وَيُدْخِلُهُمُ </text:span><text:span text:style-name="T4">۴</text:span><text:span text:style-name="T1">لْجَنَّةَ عَرَّفَهَا لَهُمْؐ </text:span><text:span text:style-name="T2">(7)</text:span><text:span text:style-name="T1"> يَـٰٓأَيُّهَا </text:span><text:span text:style-name="T4">۰</text:span><text:span text:style-name="T1">لذِيــنَ ءَامَنُوٓاْ إِن تَنصُرُواْ </text:span><text:span text:style-name="T4">۴</text:span><text:span text:style-name="T1">للَّهَ يَنصُرْكُمْ وَيُثَبِّتَ اَقْدَامَكُمْؐ </text:span><text:span text:style-name="T2">(8)</text:span><text:span text:style-name="T1"> وَالذِيــنَ كَفَرُواْ فَتَعْساً لَّهُمْ وَأَضَــلَّ أَعْمَـٰلَهُمْؐ </text:span><text:span text:style-name="T2">(9)</text:span><text:span text:style-name="T1"> ذَ؛لِــكَ بِأَنَّهُمْ كَرۣهُواْ مَآ أَنزَلَ </text:span><text:span text:style-name="T4">۰</text:span><text:span text:style-name="T1">للَّهُ فَأَحْبَطَ أَعْمَـٰلَهُمُؐ; </text:span><text:span text:style-name="T2">(10)</text:span><text:span text:style-name="T1"> ¥ أَفَلَمْ يَسِيرُواْ فِى </text:span><text:span text:style-name="T4">۱</text:span><text:span text:style-name="T1">لاَرْضِ فَــيَـنظُرُواْ كَيْفَ كَانَ عَـٰقِبَةُ </text:span><text:span text:style-name="T4">۴</text:span><text:span text:style-name="T1">لذِينَ مِن قَبْلِهِمْ دَمَّرَ </text:span><text:span text:style-name="T4">۰</text:span><text:span text:style-name="T1">للَّهُ عَلَيْهِمْؐ وَلِلْكۭـٰفِـرۣينَ أَمْثَـٰلُهَاؐ </text:span><text:span text:style-name="T2">(11)</text:span><text:span text:style-name="T1"> ذَ؛لِكَ بِأَنَّ </text:span><text:span text:style-name="T4">۰</text:span><text:span text:style-name="T1">للَّهَ مَوْلَــي </text:span><text:span text:style-name="T4">۰</text:span><text:span text:style-name="T1">لذِيــنَ ءَامَنُواْ وَأَنَّ</text:span></text:p>
      <text:p text:style-name="P2" loext:marker-style-name="T1"><text:span text:style-name="T4">۰</text:span><text:span text:style-name="T1">لْكۭـٰفِـرۣيــنَ لاَ مَوْلۭــيٰ لَهُمُؐ; </text:span><text:span text:style-name="T2">(12)</text:span><text:span text:style-name="T1"> إِنَّ </text:span><text:span text:style-name="T4">۰</text:span><text:span text:style-name="T1">للَّهَ يُدْخِلُ </text:span><text:span text:style-name="T4">۴</text:span><text:span text:style-name="T1">لذِيــنَ ءَامَنُواْ وَعَمِلُواْ </text:span><text:span text:style-name="T4">۴</text:span><text:span text:style-name="T1">ڤصَّـٰڤِحَـٰتِ جَنَّـٰتٍ تَجْرۣى مِــن تَحْتِهَا </text:span><text:span text:style-name="T4">۰</text:span><text:span text:style-name="T1">لاَنْهَـٰرُؐ وَالذِيــنَ كَفَرُواْ يَتَمَتَّعُونَ وَيَاكُلُونَ كَمَا </text:span><text:soft-page-break/><text:span text:style-name="T1">تَاكُــلُ </text:span><text:span text:style-name="T4">۴</text:span><text:span text:style-name="T1">لاَنْعَـٰمُ وَالنَّارُ مَثْويً لَّهُمْؐ </text:span><text:span text:style-name="T2">(13)</text:span><text:span text:style-name="T1"> وَكَأَيِّن مِّن قَرْيَةٖ هِــيَ أَشَدُّ قُوَّةً مِّن قَرْيَتِــكَ </text:span><text:span text:style-name="T4">۰</text:span><text:span text:style-name="T1">لتِىٓ أَخْرَجَتْــكَ أَهْلَكْنَـٰهُمْ فَلاَ نَاصِرَ لَهُمُؐ; </text:span><text:span text:style-name="T2">(14)</text:span><text:span text:style-name="T1"> أَفَمَــن كَانَ عَلَيٰ بَــيِّـنَةٍ مِّن رَّبِّهِ” كَمَن زُيِّــنَ لَهُ„ سُوٓءُ عَمَلِهِ” وَاتَّبَعُوٓاْ أَهْوَآءَهُمؐ </text:span><text:span text:style-name="T2">(15)</text:span><text:span text:style-name="T1"> مَّثَلُ </text:span><text:span text:style-name="T4">۴</text:span><text:span text:style-name="T1">لْجَنَّةِ </text:span><text:span text:style-name="T4">۱</text:span><text:span text:style-name="T1">لتِى وُعِدَ </text:span><text:span text:style-name="T4">۰</text:span><text:span text:style-name="T1">لْمُتَّقُونَ فِيهَآ أَنْهَـٰرٌ مِّــن مَّآءٖ غَيْرۣ ءَاسِنٍ وَأَنْهَـٰرٌ مِّن لَّبَنٍ لَّمْ يَتَغَيَّرْ طَعْمُهُ„ وَأَنْهَـٰرٌ مِّــنْ خَمْرٍ لَّذَّةٍ لِّلشَّـٰرۣبِينَ وَأَنْهَـٰرٌ مِّــنْ عَسَلٍ مُّصَفّيًؐ وَلَهُمْ فِيهَا مِــن كُــلّۣ </text:span><text:span text:style-name="T4">۱</text:span><text:span text:style-name="T1">لثَّمَرَ؛تِ وَمَغْفِرَةٌ مِّن رَّبِّهِمْ كَمَــنْ هُوَ خَـٰلِدٌ فِى </text:span><text:span text:style-name="T4">۱</text:span><text:span text:style-name="T1">لنّۭارۣ وَسُقُواْ مَآءٗ حَمِيماً فَقَطَّعَ أَمْعَآءَهُمْؐ </text:span><text:span text:style-name="T2">(16)</text:span><text:span text:style-name="T1"> وَمِنْهُم مَّنْ يَّسْتَمِعُ إِلَيْــكَ حَتَّيٰٓ إِذَا خَرَجُواْ مِنْ عِندِكَ قَالُواْ لِلذِينَ ٱُوتُواْ </text:span><text:span text:style-name="T4">۴</text:span><text:span text:style-name="T1">لْعِلْمَ مَاذَا قَالَ ءَانِفاٗؐ </text:span><text:span text:style-name="T4">۷</text:span><text:span text:style-name="T1">وْلَئِكَ </text:span><text:span text:style-name="T4">۰</text:span><text:span text:style-name="T1">لذِينَ طَبَعَ </text:span><text:span text:style-name="T4">۰</text:span><text:span text:style-name="T1">للَّهُ عَلَــيٰ قُلُوبِهِمْ وَاتَّبَعُوٓاْ أَهْوَآءَهُمْؐ </text:span><text:span text:style-name="T2">(17)</text:span><text:span text:style-name="T1"> وَالذِينَ "هْتَدَوْاْ زَادَهُمْ هُديً وَءَاتۭيٰهُمْ تَقْوۭيٰهُمْؐ </text:span><text:span text:style-name="T2">(18)</text:span><text:span text:style-name="T1"> فَهَلْ يَنظُرُونَ إِلاَّ </text:span><text:span text:style-name="T4">۰</text:span><text:span text:style-name="T1">لسَّاعَةَ أَن تَاتِيَهُم بَغْتَةً فَقَدْ جَآءَ اشْرَاطُهَاؐ فَأَنّۭــيٰ لَهُمُ; إِذَا جَآءَتْهُمْ ذِكْرۭيٰهُمْؐ </text:span><text:span text:style-name="T2">(19)</text:span><text:span text:style-name="T1"> فَاعْلَمَ اَنَّهُ„ لآَ إِچَهَ إِلاَّ </text:span><text:span text:style-name="T4">۰</text:span><text:span text:style-name="T1">للَّهُ وَاسْتَغْفِرْ لِذَنۢبِكَ وَلِلْمُومِنِينَ وَالْمُومِنَـٰتِؐ وَاللَّهُ يَعْلَمُ مُتَقَلَّبَكُمْ وَمَثْوۭيٰكُمْؐ </text:span><text:span text:style-name="T2">(20)</text:span><text:span text:style-name="T1"> ® وَيَقُولُ </text:span><text:span text:style-name="T4">۴</text:span><text:span text:style-name="T1">لذِيــنَ ءَامَنُواْ لَوْلاَ نُزّۣلَتْ سُورَةٌؐ فَإِذَآ ٱُنزۣلَتْ سُورَةٌ مُّحْكَمَةٌ وَذُكِرَ فِيهَا </text:span><text:span text:style-name="T4">۰</text:span><text:span text:style-name="T1">لْقِتَالُ رَأَيْتَ </text:span><text:span text:style-name="T4">۰</text:span><text:span text:style-name="T1">لذِيــنَ فِى قُلُوبِهِم مَّرَضٌ يَنظُرُونَ إِلَيْــكَ نَظَرَ </text:span><text:span text:style-name="T4">۰</text:span><text:span text:style-name="T1">لْمَغْشِــيّۣ عَلَيْهِ مِــنَ </text:span><text:span text:style-name="T4">۰</text:span><text:span text:style-name="T1">لْمَوْتِؐ فَأَوْلۭــيٰ لَهُمْؐ </text:span><text:span text:style-name="T2">(21)</text:span><text:span text:style-name="T1"> طَاعَةٌ وَقَوْلٌ مَّعْرُوفٌؐ فَإِذَا عَزَمَ </text:span><text:span text:style-name="T4">۰</text:span><text:span text:style-name="T1">لاَمْرُ فَلَوْ صَدَقُواْ </text:span><text:span text:style-name="T4">۴</text:span><text:span text:style-name="T1">للَّهَ لَكَانَ خَيْراً لَّهُمْؐ </text:span><text:span text:style-name="T2">(22)</text:span><text:span text:style-name="T1"> فَهَــلْ عَـسِيتُمُ; إِن تَوَلَّيْتُمُ; أَن تُفْسِدُواْ فِى </text:span><text:span text:style-name="T4">۱</text:span><text:span text:style-name="T1">لاَرْضِ وَتُقَطِّعُوٓاْ أَرْحَامَكُمُؐ; </text:span><text:span text:style-name="T2">(23)</text:span><text:span text:style-name="T1"> ٱُوْلَئِكَ </text:span><text:span text:style-name="T4">۰</text:span><text:span text:style-name="T1">لذِيــنَ لَعَنَهُمُ </text:span><text:span text:style-name="T4">۴</text:span><text:span text:style-name="T1">للَّهُ </text:span><text:soft-page-break/><text:span text:style-name="T1">فَأَصَمَّهُمْ وَأَعْمۭيٰٓ أَبْصَـٰرَهُمُؐ; </text:span><text:span text:style-name="T2">(24)</text:span><text:span text:style-name="T1"> أَفَلاَ يَتَدَبَّرُونَ </text:span><text:span text:style-name="T4">۰</text:span><text:span text:style-name="T1">لْقُرْءَانَ أَمْ عَلَيٰ قُلُوبٖ اَقْفَالُهَآؐ </text:span><text:span text:style-name="T2">(25)</text:span><text:span text:style-name="T1"> إِنَّ </text:span><text:span text:style-name="T4">۰</text:span><text:span text:style-name="T1">لذِينَ "رْتَدُّواْ عَلَــيٰٓ أَدْبۭـٰرۣهِم مِّنۢ بَعْدِ مَا تَبَيَّــنَ لَهُمُ </text:span><text:span text:style-name="T4">۴</text:span><text:span text:style-name="T1">لْهُدَي </text:span><text:span text:style-name="T4">۰</text:span><text:span text:style-name="T1">لشَّيْطَـٰنُ سَوَّلَ لَهُمْؐ وَأَمْلۭيٰ لَهُمْؐ </text:span><text:span text:style-name="T2">(26)</text:span><text:span text:style-name="T1"> ذَ؛لِكَ بِأَنَّهُمْ قَالُواْ لِلذِيــنَ كَرۣهُواْ مَا نَزَّلَ </text:span><text:span text:style-name="T4">۰</text:span><text:span text:style-name="T1">للَّهُ سَنُطِيعُكُمْ فِى بَعْـضِ </text:span><text:span text:style-name="T4">۱</text:span><text:span text:style-name="T1">لاَمْرۣؐ وَاللَّهُ يَعْلَمُ أَسْرَارَهُمْؐ </text:span><text:span text:style-name="T2">(27) </text:span><text:span text:style-name="T1">فَكَيْفَ إِذَا تَوَفَّتْهُمُ </text:span><text:span text:style-name="T4">۴</text:span><text:span text:style-name="T1">لْمَلَئِكَةُ يَضْرۣبُونَ وُجُوهَهُمْ وَأَدْبَـٰرَهُمْؐ </text:span><text:span text:style-name="T2">(28)</text:span><text:span text:style-name="T1"> ذَ؛لِكَ بِأَنَّهُمُ èتَّبَعُواْ مَآ أَسْخَطَ </text:span><text:span text:style-name="T4">۰</text:span><text:span text:style-name="T1">للَّهَ وَكَرۣهُواْ رۣضْوَ؛نَهُ„ فَأَحْبَطَ أَعْمَـٰلَهُمُؐ; </text:span><text:span text:style-name="T2">(29)</text:span><text:span text:style-name="T1"> أَمْ حَسِبَ </text:span><text:span text:style-name="T4">۰</text:span><text:span text:style-name="T1">لذِينَ فِى قُلُوبِهِم مَّرَض٘ اَن لَّنْ يُّخْرۣجَ </text:span><text:span text:style-name="T4">۰</text:span><text:span text:style-name="T1">للَّهُ أَضْغَـٰنَهُمْؐ </text:span><text:span text:style-name="T2">(30)</text:span><text:span text:style-name="T1"> وَلَوْ نَشَآءُ لَأَرَيْنَـٰكَهُمْ فَلَعَرَفْتَهُم بِسِيمۭـٰهُمْؐ وَلَتَعْرۣفَنَّهُمْ فِى لَحْـنِ </text:span><text:span text:style-name="T4">۱</text:span><text:span text:style-name="T1">لْقَوْلِؐ وَاللَّهُ يَعْلَمُ أَعْمَـٰلَكُمْؐ </text:span><text:span text:style-name="T2">(31)</text:span><text:span text:style-name="T1"> وَلَنَبْلُوَنَّكُمْ حَتَّيٰ نَعْلَمَ </text:span><text:span text:style-name="T4">۰</text:span><text:span text:style-name="T1">ڤْمُجَـٰهِدِينَ مِنكُمْ وَالصَّـٰبِرۣينَ وَنَبْلُوَاْ أَخْبَارَكُمُؐ; </text:span><text:span text:style-name="T2">(32)</text:span><text:span text:style-name="T1"> إِنَّ </text:span><text:span text:style-name="T4">۰</text:span><text:span text:style-name="T1">لذِيــنَ كَفَرُواْ وَصَدُّواْ عَــن سَبِيـلِ </text:span><text:span text:style-name="T4">۱</text:span><text:span text:style-name="T1">للَّهِ وَشَآقُّواْ </text:span><text:span text:style-name="T4">۴</text:span><text:span text:style-name="T1">لرَّسُولَ مِـنۢ بَعْدِ مَا تَبَيَّــنَ لَهُمُ </text:span><text:span text:style-name="T4">۴</text:span><text:span text:style-name="T1">لْهُدۭيٰ لَـنْ يَّضُرُّواْ </text:span><text:span text:style-name="T4">۴</text:span><text:span text:style-name="T1">للَّهَ شَيْـٔاًؐ وَسَيُحْبِطُ أَعْمَـٰلَهُمْؐ </text:span><text:span text:style-name="T2">(33)</text:span><text:span text:style-name="T1"> © يَـٰٓأَيُّهَا </text:span><text:span text:style-name="T4">۰</text:span><text:span text:style-name="T1">لذِيــنَ ءَامَنُوٓاْ أَطِيعُواْ </text:span><text:span text:style-name="T4">۴</text:span><text:span text:style-name="T1">للَّهَ وَأَطِيعُواْ </text:span><text:span text:style-name="T4">۴</text:span><text:span text:style-name="T1">لرَّسُولَ وَلاَ تُبْطِلُوٓاْ أَعْمَـٰلَكُمُؐ; </text:span><text:span text:style-name="T2">(34)</text:span><text:span text:style-name="T1"> إِنننَّ </text:span><text:span text:style-name="T4">۰</text:span><text:span text:style-name="T1">لذِينَ كَفَرُواْ وَصَدُّواْ عَــن سَبِيـلِ </text:span><text:span text:style-name="T4">۱</text:span><text:span text:style-name="T1">للَّهِ ثُمَّ مَاتُواْ وَهُمْ كُفَّارٌ فَلَنْ يَّغْفِرَ </text:span><text:span text:style-name="T4">۰</text:span><text:span text:style-name="T1">للَّهُ لَهُمْؐ </text:span><text:span text:style-name="T2">(35)</text:span><text:span text:style-name="T1"> فَلاَ تَهِنُواْ وَتَدْعُوٓاْ إِلَــي </text:span><text:span text:style-name="T4">۰</text:span><text:span text:style-name="T1">لسَّلْمِ وَأَنتُمُ </text:span><text:span text:style-name="T4">۴</text:span><text:span text:style-name="T1">لاَعْلَوْنَ وَاللَّهُ مَعَكُمْؐ وَلَنْ يَّتِرَكُمُ; أَعْمَـٰلَكُمُؐ; </text:span><text:span text:style-name="T2">(36)</text:span><text:span text:style-name="T1"> إِنَّمَا </text:span><text:span text:style-name="T4">۰</text:span><text:span text:style-name="T1">لْحَيَوٰةُ </text:span><text:span text:style-name="T4">۴</text:span><text:span text:style-name="T1">لدُّنْيۭا لَعِبٌ وَلَهْوٌؐ وَإِن تُومِنُواْ وَتَتَّقُواْ يُوتِكُمُ; ٱُجُورَكُمْ وَلاَ يَسْـَٔلْكُمُ; أَمْوَ؛لَكُمُؐ; </text:span><text:span text:style-name="T2">(37)</text:span><text:span text:style-name="T1"> إِنننْ يَّسْـَٔلْكُمُوهَا فَيُحْفِكُمْ تَبْخَلُواْ وَيُخْرۣجَ اَضْغَـٰنَكُمْؐ </text:span><text:span text:style-name="T2">(38)</text:span><text:span text:style-name="T1"> هَآنتُمْ هَـٰٓؤُلآَءِ تُدْعَوْنَ لِتُنفِقُواْ فِى سَبِيـلِ </text:span><text:span text:style-name="T4">۱</text:span><text:span text:style-name="T1">للَّهِ </text:span><text:soft-page-break/><text:span text:style-name="T1">فَمِنكُم مَّــنْ يَّبْخَلُؐ وَمَــنْ يَّبْخَلْ فَإِنَّمَا يَبْخَلُ عَن نَّفْسِهِؐ” وَاللَّهُ </text:span><text:span text:style-name="T4">۴</text:span><text:span text:style-name="T1">لْغَنِيُّؐ وَأَنتُمُ </text:span><text:span text:style-name="T4">۴</text:span><text:span text:style-name="T1">لْفُقَرَآءُؐ وَإِن تَتَوَلَّوْاْ يَسْتَبْدِلْ قَوْماٗ غَيْرَكُمْ ثُمَّ لاَ يَكُونُوٓاْ أَمْثَـٰلَكُمُ; </text:span><text:span text:style-name="T2">(39)</text:span><text:bookmark-end text:name="__DdeLink__10334_32655775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0:21.454253470</meta:creation-date>
    <dc:date>2025-03-06T07:57:40.968104828</dc:date>
    <meta:editing-duration>PT4M32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4" meta:paragraph-count="3" meta:word-count="588" meta:character-count="3374" meta:non-whitespace-character-count="2789"/>
  </office:meta>
</office:document-meta>
</file>